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3" svg:font-family="Courier" style:font-family-generic="modern" style:font-pitch="variable"/>
    <style:font-face style:name="Courier2" svg:font-family="Courier" style:font-adornments="Bold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01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7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5.5188in" fo:margin-left="0.716in" fo:margin-right="0.609in" table:align="margins"/>
    </style:style>
    <style:style style:name="Table8.A" style:family="table-column">
      <style:table-column-properties style:column-width="5.5188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4403in" table:align="right"/>
    </style:style>
    <style:style style:name="Table2.A" style:family="table-column">
      <style:table-column-properties style:column-width="2.3625in"/>
    </style:style>
    <style:style style:name="Table2.B" style:family="table-column">
      <style:table-column-properties style:column-width="1.4146in"/>
    </style:style>
    <style:style style:name="Table2.C" style:family="table-column">
      <style:table-column-properties style:column-width="2.66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1.039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799in" table:align="right"/>
    </style:style>
    <style:style style:name="Table4.A" style:family="table-column">
      <style:table-column-properties style:column-width="1.2181in"/>
    </style:style>
    <style:style style:name="Table4.B" style:family="table-column">
      <style:table-column-properties style:column-width="5.2618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4493in" table:align="right"/>
    </style:style>
    <style:style style:name="Table3.A" style:family="table-column">
      <style:table-column-properties style:column-width="0.5972in"/>
    </style:style>
    <style:style style:name="Table3.B" style:family="table-column">
      <style:table-column-properties style:column-width="1.0063in"/>
    </style:style>
    <style:style style:name="Table3.C" style:family="table-column">
      <style:table-column-properties style:column-width="4.845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5.0264in" fo:margin-left="0.459in" fo:margin-right="1.4396in" table:align="margins"/>
    </style:style>
    <style:style style:name="Table6.A" style:family="table-column">
      <style:table-column-properties style:column-width="0.2424in" style:rel-column-width="3159*"/>
    </style:style>
    <style:style style:name="Table6.B" style:family="table-column">
      <style:table-column-properties style:column-width="1.5278in" style:rel-column-width="19919*"/>
    </style:style>
    <style:style style:name="Table6.C" style:family="table-column">
      <style:table-column-properties style:column-width="3.2563in" style:rel-column-width="4245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3.1472in" fo:margin-left="0.4917in" fo:margin-right="3.2861in" table:align="margins"/>
    </style:style>
    <style:style style:name="Table12.A" style:family="table-column">
      <style:table-column-properties style:column-width="0.9285in" style:rel-column-width="19333*"/>
    </style:style>
    <style:style style:name="Table12.B" style:family="table-column">
      <style:table-column-properties style:column-width="0.9451in" style:rel-column-width="19680*"/>
    </style:style>
    <style:style style:name="Table12.C" style:family="table-column">
      <style:table-column-properties style:column-width="1.2736in" style:rel-column-width="26522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12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12.3" style:family="table-row">
      <style:table-row-properties style:min-row-height="0.1854in"/>
    </style:style>
    <style:style style:name="Table5" style:family="table">
      <style:table-properties style:width="3.0479in" fo:margin-left="0.4757in" fo:margin-right="3.4014in" table:align="margins"/>
    </style:style>
    <style:style style:name="Table5.A" style:family="table-column">
      <style:table-column-properties style:column-width="0.9681in" style:rel-column-width="20814*"/>
    </style:style>
    <style:style style:name="Table5.B" style:family="table-column">
      <style:table-column-properties style:column-width="2.0799in" style:rel-column-width="4472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5" style:family="paragraph" style:parent-style-name="Table_20_Contents"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8" style:family="paragraph" style:parent-style-name="Table_20_Contents">
      <style:text-properties style:font-name="Courier" fo:font-size="8pt" style:font-size-asian="8pt" style:font-size-complex="8pt"/>
    </style:style>
    <style:style style:name="P9" style:family="paragraph" style:parent-style-name="Table_20_Contents">
      <style:text-properties style:font-name="Courier3" fo:font-size="8pt" style:font-size-asian="8pt" style:font-size-complex="8pt"/>
    </style:style>
    <style:style style:name="P10" style:family="paragraph" style:parent-style-name="Table_20_Contents">
      <style:text-properties fo:color="#669900" style:font-name="Courier3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2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ourier" fo:font-size="8pt" fo:font-weight="normal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urier3" fo:font-size="8pt" fo:font-weight="normal" style:font-size-asian="8pt" style:font-weight-asian="normal" style:font-size-complex="8pt" style:font-weight-complex="normal"/>
    </style:style>
    <style:style style:name="P17" style:family="paragraph" style:parent-style-name="Preformatted_20_Text">
      <style:paragraph-properties fo:padding="0in" fo:border="none" style:shadow="none"/>
      <style:text-properties style:font-name="Courier1" fo:font-size="8pt"/>
    </style:style>
    <style:style style:name="P18" style:family="paragraph" style:parent-style-name="Preformatted_20_Text">
      <style:paragraph-properties fo:padding="0in" fo:border="none" style:shadow="none"/>
      <style:text-properties style:font-name="Courier1" fo:font-size="8pt" style:font-size-asian="8pt" style:font-size-complex="8pt"/>
    </style:style>
    <style:style style:name="P19" style:family="paragraph" style:parent-style-name="Preformatted_20_Text">
      <style:paragraph-properties fo:padding="0in" fo:border="none" style:shadow="none"/>
      <style:text-properties style:font-name="Georgia" fo:font-size="8pt"/>
    </style:style>
    <style:style style:name="P20" style:family="paragraph" style:parent-style-name="Preformatted_20_Text">
      <style:paragraph-properties fo:padding="0in" fo:border="none" style:shadow="none"/>
      <style:text-properties style:font-name="Georgia" fo:font-size="8pt" style:font-size-asian="8pt" style:font-size-complex="8pt"/>
    </style:style>
    <style:style style:name="P21" style:family="paragraph" style:parent-style-name="Preformatted_20_Text">
      <style:paragraph-properties fo:padding="0in" fo:border="none" style:shadow="none"/>
      <style:text-properties style:font-name="Courier" fo:font-size="8pt" style:font-size-asian="8pt" style:font-size-complex="8pt"/>
    </style:style>
    <style:style style:name="P22" style:family="paragraph" style:parent-style-name="Standard">
      <style:paragraph-properties fo:padding="0in" fo:border="none" style:shadow="none"/>
      <style:text-properties style:font-name="Courier1" fo:font-size="8pt"/>
    </style:style>
    <style:style style:name="P23" style:family="paragraph" style:parent-style-name="Standard">
      <style:paragraph-properties fo:padding="0in" fo:border="none" style:shadow="none"/>
      <style:text-properties style:font-name="Courier1" fo:font-size="8pt" style:font-size-asian="8pt" style:font-size-complex="8pt"/>
    </style:style>
    <style:style style:name="P24" style:family="paragraph" style:parent-style-name="Standard">
      <style:paragraph-properties fo:padding="0in" fo:border="none" style:shadow="none"/>
      <style:text-properties style:font-name="Georgia" fo:font-size="8pt" style:font-size-asian="8pt" style:font-size-complex="8pt"/>
    </style:style>
    <style:style style:name="P25" style:family="paragraph" style:parent-style-name="Table_20_Contents">
      <style:paragraph-properties fo:padding="0in" fo:border="none" style:shadow="none"/>
      <style:text-properties style:font-name="Georgia" fo:font-size="8pt" style:font-size-asian="8pt" style:font-size-complex="8pt"/>
    </style:style>
    <style:style style:name="P26" style:family="paragraph" style:parent-style-name="Standard" style:list-style-name="L2">
      <style:text-properties style:font-name="Georgia" fo:font-size="8pt" style:font-size-asian="8pt" style:font-size-complex="8pt"/>
    </style:style>
    <style:style style:name="P27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 style:list-style-name="L2">
      <style:text-properties style:font-name="Georgia" fo:font-size="8pt" fo:font-weight="normal" fo:background-color="transparent" style:font-size-asian="8pt" style:font-weight-asian="normal" style:font-size-complex="8pt" style:font-weight-complex="normal"/>
    </style:style>
    <style:style style:name="P29" style:family="paragraph" style:parent-style-name="Standard" style:list-style-name="L2">
      <style:text-properties style:font-name="Georgi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0" style:family="paragraph" style:parent-style-name="Standard" style:list-style-name="L2">
      <style:text-properties style:font-name="Courier3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padding="0in" fo:border="none" style:shadow="none"/>
      <style:text-properties style:font-name="Courier1" fo:font-size="8pt" style:font-size-asian="8pt" style:font-size-complex="8pt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super 58%" style:font-name="Georgia"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font-name="Courier" fo:font-weight="normal" fo:background-color="transparen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size-asian="8pt" style:font-size-complex="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Courier3"/>
    </style:style>
    <style:style style:name="T16" style:family="text">
      <style:text-properties style:font-name="Courier3" fo:font-weight="normal" style:font-weight-asian="normal" style:font-weight-complex="normal"/>
    </style:style>
    <style:style style:name="T17" style:family="text">
      <style:text-properties style:font-name="Courier3" fo:font-weight="normal" fo:background-color="#ffff00" style:font-weight-asian="normal" style:font-weight-complex="normal"/>
    </style:style>
    <style:style style:name="T18" style:family="text">
      <style:text-properties style:font-name="Georgia" fo:font-weight="normal" style:font-weight-asian="normal" style:font-weight-complex="normal"/>
    </style:style>
    <style:style style:name="T19" style:family="text">
      <style:text-properties style:font-name="Georgia" fo:font-weight="bold" style:font-weight-asian="bold" style:font-weight-complex="bold"/>
    </style:style>
    <style:style style:name="T20" style:family="text">
      <style:text-properties fo:color="#579d1c" style:font-name="Courier" fo:font-weight="bold" style:font-weight-asian="bold" style:font-weight-complex="bold"/>
    </style:style>
    <style:style style:name="T21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4">Name:______________________________________</text:p>
          </table:table-cell>
        </table:table-row>
      </table:table>
      <text:p text:style-name="P11"><text:span text:style-name="T1"><text:line-break/><text:line-break/><text:line-break/><text:line-break/><text:line-break/><text:line-break/><text:line-break/><text:line-break/>CSCI-UA.0002-008 – Midterm Exam #1 (v1)<text:line-break/><text:line-break/>October</text:span><text:span text:style-name="T13"> 13</text:span><text:span text:style-name="T4">th</text:span><text:span text:style-name="T13">, 2015</text:span><text:span text:style-name="T1"><text:line-break/><text:line-break/></text:span><text:span text:style-name="T13">Instructor: Joseph Versoza<text:line-break/></text:span><text:span text:style-name="T13"><text:line-break/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sk the person to your left <text:s/>for their first name <text:line-break/>(leave blank if next to empty seat or wall):</text:p>
          </table:table-cell>
          <table:table-cell table:style-name="Table1.A1" office:value-type="string">
            <text:p text:style-name="P6">Ask the person to your right for their first name <text:line-break/>(leave blank if next to empty seat or wall):</text:p>
          </table:table-cell>
        </table:table-row>
        <table:table-row>
          <table:table-cell table:style-name="Table1.A1" office:value-type="string">
            <text:p text:style-name="P7"><text:line-break/>____________________<text:line-break/></text:p>
          </table:table-cell>
          <table:table-cell table:style-name="Table1.A1" office:value-type="string">
            <text:p text:style-name="P7"><text:line-break/>____________________<text:line-break/></text:p>
          </table:table-cell>
        </table:table-row>
        <table:table-row>
          <table:table-cell table:style-name="Table1.A1" table:number-columns-spanned="2" office:value-type="string">
            <text:p text:style-name="P4"><text:line-break/><text:span text:style-name="T13">Keep this test booklet closed until the class is prompted to begin the exam</text:span><text:line-break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"/>
                  <text:list xml:id="list7755508657354263164" text:style-name="L1">
                    <text:list-item>
                      <text:p text:style-name="P32">Computers, calculators, phones, textbooks or notebooks are <text:span text:style-name="T1">not allowed</text:span> during the exam</text:p>
                    </text:list-item>
                    <text:list-item>
                      <text:p text:style-name="P32">Please turn off <text:s/>your phone to avoid disrupting others during the exam<text:line-break/>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1"><text:span text:style-name="T1"><text:line-break/></text:span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1783318430500001470" text:style-name="L2">
        <text:list-item>
          <text:p text:style-name="P26"><text:soft-page-break/>Write the result, <text:span text:style-name="T15">True</text:span> or <text:span text:style-name="T15">False</text:span> (or error if applicable) for the following boolean expressions and statements. <text:s/>(2 points)<text:line-break/><text:line-break/><text:span text:style-name="T6">a) 42 == '42'<text:tab/></text:span><text:span text:style-name="T20">False</text:span><text:span text:style-name="T6"> <text:tab/><text:tab/><text:tab/>b) 'bank' &gt; 'bask'<text:tab/><text:tab/><text:tab/></text:span><text:span text:style-name="T20">False</text:span><text:span text:style-name="T6"><text:tab/><text:tab/><text:tab/><text:tab/><text:tab/><text:tab/><text:line-break/>c) 42 &lt; '42'<text:tab/></text:span><text:span text:style-name="Answer">Error</text:span><text:span text:style-name="T6"><text:tab/><text:tab/><text:tab/>d) False</text:span><text:span text:style-name="T8"> and True or Not True<text:tab/><text:tab/></text:span><text:span text:style-name="T20">False or error</text:span><text:span text:style-name="T8"><text:line-break/></text:span><text:line-break/></text:p>
        </text:list-item>
        <text:list-item>
          <text:p text:style-name="P26">Read the code in the first column. <text:s/>Answer questions about the code in the second and third columns. (6 points total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ode</text:p>
          </table:table-cell>
          <table:table-cell table:style-name="Table2.A1" office:value-type="string">
            <text:p text:style-name="P1">Question #1</text:p>
          </table:table-cell>
          <table:table-cell table:style-name="Table2.C1" office:value-type="string">
            <text:p text:style-name="P3"><text:s/><text:span text:style-name="T1">Question #2</text:span></text:p>
          </table:table-cell>
        </table:table-row>
        <table:table-row table:style-name="Table2.2">
          <table:table-cell table:style-name="Table2.A2" office:value-type="string">
            <text:p text:style-name="P22">result = 0</text:p>
            <text:p text:style-name="P17">for num in range(15, 4, -3):</text:p>
            <text:p text:style-name="P17"><text:s text:c="4"/>if num % 2 == 0:</text:p>
            <text:p text:style-name="P17"><text:s text:c="8"/>result += 1</text:p>
            <text:p text:style-name="P17"><text:s text:c="4"/>else:</text:p>
            <text:p text:style-name="P17"><text:s text:c="8"/>result += num</text:p>
            <text:p text:style-name="P23">print(result)</text:p>
          </table:table-cell>
          <table:table-cell table:style-name="Table2.A2" office:value-type="string">
            <text:p text:style-name="P19"><text:span text:style-name="T12">How many times will this loop run? (1 point)<text:line-break/></text:span><text:line-break/></text:p>
            <text:p text:style-name="Preformatted_20_Text"><text:span text:style-name="Answer">4</text:span></text:p>
          </table:table-cell>
          <table:table-cell table:style-name="Table2.C2" office:value-type="string">
            <text:p text:style-name="P25">What is the output of this program? <text:s/>Show your calculations/work. <text:s/>(2 <text:s/>points)<text:line-break/><text:line-break/><text:line-break/><text:span text:style-name="Answer">26</text:span></text:p>
          </table:table-cell>
        </table:table-row>
        <table:table-row>
          <table:table-cell table:style-name="Table2.A2" office:value-type="string">
            <text:p text:style-name="P23"><text:line-break/><text:span text:style-name="Answer">count = 1</text:span> <text:line-break/></text:p>
            <text:p text:style-name="P17">while count &lt;<text:span text:style-name="Answer">=</text:span> 5:</text:p>
            <text:p text:style-name="P17"><text:line-break/> <text:s text:c="3"/>if count != 3:</text:p>
            <text:p text:style-name="P18"/>
            <text:p text:style-name="P18"><text:s text:c="8"/>print(count)</text:p>
            <text:p text:style-name="P23"><text:s text:c="4"/><text:span text:style-name="Answer">count += 1</text:span></text:p>
            <text:p text:style-name="P23"><text:span text:style-name="Answer">or only move count to above if </text:span></text:p>
          </table:table-cell>
          <table:table-cell table:style-name="Table2.A2" office:value-type="string">
            <text:p text:style-name="P20">What is the output of the code on the left? (1 point)<text:line-break/></text:p>
            <text:p text:style-name="P20"><text:span text:style-name="Answer">0</text:span></text:p>
            <text:p text:style-name="P20"><text:span text:style-name="Answer">1</text:span></text:p>
            <text:p text:style-name="P20"><text:span text:style-name="Answer">2<text:line-break/>(then loop forever) </text:span></text:p>
            <text:p text:style-name="P20"/>
          </table:table-cell>
          <table:table-cell table:style-name="Table2.C2" office:value-type="string">
            <text:p text:style-name="P24">Change/fix the program (you can do this directly in the code in left-most column) so that the output is the same as the following (<text:span text:style-name="T1">do not use</text:span> a for loop, and do not use multiple consecutive if statements): <text:line-break/>(2 points)<text:line-break/><text:line-break/><text:span text:style-name="T6">1</text:span></text:p>
            <text:p text:style-name="P8">2</text:p>
            <text:p text:style-name="P21">4<text:line-break/>5</text:p>
          </table:table-cell>
        </table:table-row>
      </table:table>
      <text:list xml:id="list141441096" text:continue-numbering="true" text:style-name="L2">
        <text:list-header>
          <text:p text:style-name="P27"/>
          <text:p text:style-name="P27"/>
        </text:list-header>
        <text:list-item>
          <text:p text:style-name="P27">Your friend is part of an avant-garde acapella group, and they've written a program to write the lyrics to their next song. The song's lyrics consists of numbers, “mmmm” and “bzzzz” (um, what? Art!). <text:s/>Your friend's program is supposed to:</text:p>
          <text:p text:style-name="P27"/>
          <text:list>
            <text:list-item>
              <text:p text:style-name="P26"><text:span text:style-name="T1">print out</text:span><text:span text:style-name="T2"> numbers from </text:span><text:span text:style-name="T1">50</text:span><text:span text:style-name="T2"> down to (and including) </text:span><text:span text:style-name="T1">0</text:span><text:span text:style-name="T2">, by </text:span><text:span text:style-name="T1">5</text:span><text:span text:style-name="T2">'s... </text:span></text:p>
            </text:list-item>
            <text:list-item>
              <text:p text:style-name="P26"><text:span text:style-name="T2">after each number, </text:span><text:span text:style-name="T1">add</text:span><text:span text:style-name="T2"> <text:s/>a </text:span><text:span text:style-name="T1">random</text:span><text:span text:style-name="T2"> </text:span><text:span text:style-name="T1">number</text:span><text:span text:style-name="T2"> (1-5) of </text:span><text:span text:style-name="T1">exclamation</text:span><text:span text:style-name="T2"> points</text:span></text:p>
            </text:list-item>
            <text:list-item>
              <text:p text:style-name="P26"><text:span text:style-name="T2">if the number is </text:span><text:span text:style-name="T1">greater</text:span><text:span text:style-name="T2"> than or </text:span><text:span text:style-name="T1">equal</text:span><text:span text:style-name="T2"> to </text:span><text:span text:style-name="T1">40</text:span><text:span text:style-name="T2">, always print out </text:span><text:span text:style-name="T1">bzzzz</text:span><text:span text:style-name="T2"> (instead of the number and instead of mmmm)</text:span></text:p>
            </text:list-item>
            <text:list-item>
              <text:p text:style-name="P26"><text:span text:style-name="T2">however, for the remaining numbers, if the </text:span><text:span text:style-name="T1">number</text:span><text:span text:style-name="T2"> </text:span><text:span text:style-name="T1">ends</text:span><text:span text:style-name="T2"> in a </text:span><text:span text:style-name="T1">0</text:span><text:span text:style-name="T2">, print out </text:span><text:span text:style-name="T1">mmmm</text:span><text:span text:style-name="T2"> instead of the number<text:line-break/></text:span></text:p>
            </text:list-item>
          </text:list>
          <text:p text:style-name="P26"><text:span text:style-name="T2">Unfortunately, their program (shown below) is full of errors. It does not produce the expected output! </text:span><text:span text:style-name="T1">Circle 3 errors </text:span><text:span text:style-name="T2">(there are more than 3), </text:span><text:span text:style-name="T1">identify</text:span><text:span text:style-name="T2"> if they're a syntax, runtime or logical error... and </text:span><text:span text:style-name="T1">briefly</text:span><text:span text:style-name="T2"> </text:span><text:span text:style-name="T1">explain</text:span><text:span text:style-name="T2"> why. Draw arrows or label with numbers to associate error with explanation (6 points)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Expected Output </text:p>
          </table:table-cell>
          <table:table-cell table:style-name="Table4.A1" office:value-type="string">
            <text:p text:style-name="P1">Broken Code (should produce output on left, but does not!)</text:p>
          </table:table-cell>
        </table:table-row>
        <table:table-row>
          <table:table-cell table:style-name="Table4.A1" office:value-type="string">
            <text:p text:style-name="P15">bzzzz<text:line-break/>bzzzz<text:line-break/>bzzzz<text:line-break/>35!!!!!<text:line-break/>mmmm<text:line-break/>25!!!!!</text:p>
            <text:p text:style-name="P15">mmmm<text:line-break/>15!!!<text:line-break/>mmmm<text:line-break/>5!<text:line-break/>mmmm</text:p>
          </table:table-cell>
          <table:table-cell table:style-name="Table4.A1" office:value-type="string">
            <text:p text:style-name="P9">for i in range(50, 0, -5): <text:span text:style-name="Answer">1</text:span></text:p>
            <text:p text:style-name="P9"><text:s text:c="4"/>if i % 10 == 0: <text:span text:style-name="Answer">2</text:span></text:p>
            <text:p text:style-name="P9"><text:s text:c="8"/>print("mmmm")</text:p>
            <text:p text:style-name="P9"><text:s text:c="4"/>else if i =&gt; 40: <text:span text:style-name="Answer">3, 4</text:span></text:p>
            <text:p text:style-name="P9"><text:s text:c="8"/>print("bzzzz")</text:p>
            <text:p text:style-name="P9"><text:s text:c="4"/>else:</text:p>
            <text:p text:style-name="P9"><text:s text:c="8"/>num = random.randint(0, 5) <text:span text:style-name="Answer">5</text:span></text:p>
            <text:p text:style-name="P9"><text:s text:c="8"/>print(i + num * '!') <text:span text:style-name="Answer">6</text:span>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Error #</text:p>
          </table:table-cell>
          <table:table-cell table:style-name="Table3.A1" office:value-type="string">
            <text:p text:style-name="P1">Type</text:p>
          </table:table-cell>
          <table:table-cell table:style-name="Table3.C1" office:value-type="string">
            <text:p text:style-name="P1">Explanation</text:p>
          </table:table-cell>
        </table:table-row>
        <table:table-row>
          <table:table-cell table:style-name="Table3.A2" office:value-type="float" office:value="1">
            <text:p text:style-name="P5">1</text:p>
          </table:table-cell>
          <table:table-cell table:style-name="Table3.B2" office:value-type="string">
            <text:p text:style-name="P5"><text:span text:style-name="Answer">Logical</text:span></text:p>
          </table:table-cell>
          <table:table-cell table:style-name="Table3.C2" office:value-type="string">
            <text:p text:style-name="P5"><text:span text:style-name="Answer">Should be range(50, -1) to include 0</text:span></text:p>
          </table:table-cell>
        </table:table-row>
        <table:table-row>
          <table:table-cell table:style-name="Table3.A2" office:value-type="float" office:value="2">
            <text:p text:style-name="P5">2</text:p>
          </table:table-cell>
          <table:table-cell table:style-name="Table3.B2" office:value-type="string">
            <text:p text:style-name="P5"><text:span text:style-name="Answer">Logical</text:span></text:p>
          </table:table-cell>
          <table:table-cell table:style-name="Table3.C2" office:value-type="string">
            <text:p text:style-name="P5"><text:span text:style-name="Answer">Switch condition with i &gt;= 40 ( &gt;= 40 takes priority for bzzzz)</text:span></text:p>
          </table:table-cell>
        </table:table-row>
        <table:table-row>
          <table:table-cell table:style-name="Table3.A2" office:value-type="float" office:value="3">
            <text:p text:style-name="P5">3</text:p>
          </table:table-cell>
          <table:table-cell table:style-name="Table3.B2" office:value-type="string">
            <text:p text:style-name="P5"><text:span text:style-name="Answer">Syntax</text:span></text:p>
          </table:table-cell>
          <table:table-cell table:style-name="Table3.C2" office:value-type="string">
            <text:p text:style-name="P5"><text:span text:style-name="Answer">else if should be elif</text:span></text:p>
          </table:table-cell>
        </table:table-row>
        <table:table-row>
          <table:table-cell table:style-name="Table3.A2" office:value-type="float" office:value="4">
            <text:p text:style-name="P3">4</text:p>
          </table:table-cell>
          <table:table-cell table:style-name="Table3.B2" office:value-type="string">
            <text:p text:style-name="P5"><text:span text:style-name="Answer">Syntax</text:span></text:p>
          </table:table-cell>
          <table:table-cell table:style-name="Table3.C2" office:value-type="string">
            <text:p text:style-name="P3"><text:span text:style-name="Answer"><text:s/>=&gt; should be &gt;=</text:span></text:p>
          </table:table-cell>
        </table:table-row>
        <table:table-row>
          <table:table-cell table:style-name="Table3.A2" office:value-type="float" office:value="5">
            <text:p text:style-name="P3">5</text:p>
          </table:table-cell>
          <table:table-cell table:style-name="Table3.B2" office:value-type="string">
            <text:p text:style-name="P3"><text:span text:style-name="Answer">Logical</text:span></text:p>
          </table:table-cell>
          <table:table-cell table:style-name="Table3.C2" office:value-type="string">
            <text:p text:style-name="P3"><text:span text:style-name="Answer">Use randint to generate 1 to 5 (not 0 to 5)</text:span></text:p>
          </table:table-cell>
        </table:table-row>
        <table:table-row>
          <table:table-cell table:style-name="Table3.A2" office:value-type="float" office:value="6">
            <text:p text:style-name="P3">6</text:p>
          </table:table-cell>
          <table:table-cell table:style-name="Table3.B2" office:value-type="string">
            <text:p text:style-name="P3"><text:span text:style-name="Answer">Runtime</text:span></text:p>
          </table:table-cell>
          <table:table-cell table:style-name="Table3.C2" office:value-type="string">
            <text:p text:style-name="P3"><text:span text:style-name="Answer">TypeError: adding non-string (i) to string</text:span></text:p>
          </table:table-cell>
        </table:table-row>
      </table:table>
      <text:list xml:id="list1510428908" text:continue-numbering="true" text:style-name="L2">
        <text:list-header>
          <text:p text:style-name="P27"/>
        </text:list-header>
        <text:list-item>
          <text:p text:style-name="P27">Using DeMorgan's laws followed by equivalent expressions with logical opposites, rewrite the boolean expression below: (1 point)</text:p>
          <text:p text:style-name="P26"><text:span text:style-name="T7"><text:line-break/>not (x &gt; 10 and y &gt; 10) </text:span><text:span text:style-name="T2"><text:line-break/><text:line-break/></text:span><text:span text:style-name="T7">(a) Using DeMorgan's Laws: </text:span><text:span text:style-name="Answer">not (x &gt; 10) or not (y &gt; 10)</text:span><text:span text:style-name="T7"><text:line-break/> <text:line-break/><text:line-break/>(b) Removing not's from (a) using logical opposites: </text:span><text:span text:style-name="Answer">x &lt;= 10 or y &lt;= 10</text:span></text:p>
        </text:list-item>
        <text:list-item>
          <text:p text:style-name="P27"><text:soft-page-break/>Answer the following questions about loops? (3 points) <text:line-break/></text:p>
          <text:list>
            <text:list-item>
              <text:p text:style-name="P26"><text:span text:style-name="T2">In Python, define </text:span><text:span text:style-name="T1">count-controlled loop</text:span><text:span text:style-name="T2">.</text:span> <text:s/>What is the construct/control structure <text:s/>(keyword) that represents it?<text:line-break/><text:line-break/><text:span text:style-name="Answer">A loop that repeats a specific number of times... a for loop in Python</text:span><text:line-break/><text:line-break/></text:p>
            </text:list-item>
            <text:list-item>
              <text:p text:style-name="P26">Define <text:span text:style-name="T1">condition-controlled loop</text:span><text:span text:style-name="T2">. What is the construct/control structure <text:s/>(keyword) that represents it?</text:span><text:line-break/><text:line-break/><text:span text:style-name="Answer">A loop that repeats as long as a condition is true... a while loop in Python</text:span><text:line-break/><text:line-break/></text:p>
            </text:list-item>
            <text:list-item>
              <text:p text:style-name="P27">Explain why you would use one kind of loop over the other?<text:line-break/><text:line-break/><text:span text:style-name="Answer">Use a for loop when you know how many iterations you want; use a while loop when the number of iterations is based on a condition (number of iterations is not known beforehand)</text:span><text:line-break/><text:line-break/><text:line-break/></text:p>
            </text:list-item>
          </text:list>
        </text:list-item>
        <text:list-item>
          <text:p text:style-name="P26"><text:span text:style-name="T1">Name 4 built-in functions </text:span><text:span text:style-name="T2">that are not </text:span><text:span text:style-name="T7">int</text:span><text:span text:style-name="T2">, </text:span><text:span text:style-name="T7">str</text:span><text:span text:style-name="T2"> </text:span><text:span text:style-name="T7">float</text:span><text:span text:style-name="T2">, or </text:span><text:span text:style-name="T16">bool</text:span><text:span text:style-name="T2">. Give the type of the return value for each function. (3 points)</text:span></text:p>
          <text:p text:style-name="P27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>Built-in Function</text:p>
          </table:table-cell>
          <table:table-cell table:style-name="Table6.C1" office:value-type="string">
            <text:p text:style-name="P3">Type of Return Value (<text:span text:style-name="T7">None</text:span><text:span text:style-name="T2"> if no value is returned)</text:span></text:p>
          </table:table-cell>
        </table:table-row>
        <table:table-row>
          <table:table-cell table:style-name="Table6.A2" office:value-type="string">
            <text:p text:style-name="P3">#1</text:p>
          </table:table-cell>
          <table:table-cell table:style-name="Table6.A2" office:value-type="string">
            <text:p text:style-name="P10">print, input </text:p>
          </table:table-cell>
          <table:table-cell table:style-name="Table6.C2" office:value-type="string">
            <text:p text:style-name="P10">None, str</text:p>
          </table:table-cell>
        </table:table-row>
        <table:table-row>
          <table:table-cell table:style-name="Table6.A2" office:value-type="string">
            <text:p text:style-name="P3">#2</text:p>
          </table:table-cell>
          <table:table-cell table:style-name="Table6.A2" office:value-type="string">
            <text:p text:style-name="P10">abs, len</text:p>
          </table:table-cell>
          <table:table-cell table:style-name="Table6.C2" office:value-type="string">
            <text:p text:style-name="P10">float or int, int </text:p>
          </table:table-cell>
        </table:table-row>
        <table:table-row>
          <table:table-cell table:style-name="Table6.A2" office:value-type="string">
            <text:p text:style-name="P3">#3</text:p>
          </table:table-cell>
          <table:table-cell table:style-name="Table6.A2" office:value-type="string">
            <text:p text:style-name="P10">Type, format</text:p>
          </table:table-cell>
          <table:table-cell table:style-name="Table6.C2" office:value-type="string">
            <text:p text:style-name="P10">type, str</text:p>
          </table:table-cell>
        </table:table-row>
      </table:table>
      <text:list xml:id="list1948791234" text:continue-numbering="true" text:style-name="L2">
        <text:list-header>
          <text:p text:style-name="P30"><text:line-break/></text:p>
        </text:list-header>
        <text:list-item>
          <text:p text:style-name="P28">What is the output of the following code (no output and error are possible)? Note the number of spaces if there is left or right padding. (3 points)</text:p>
          <text:p text:style-name="P28"/>
          <text:list>
            <text:list-item>
              <text:p text:style-name="P28"><text:span text:style-name="T15">print(format('hello', '.2f'))<text:tab/><text:tab/><text:tab/><text:tab/></text:span><text:span text:style-name="Answer">Error</text:span><text:line-break/></text:p>
            </text:list-item>
            <text:list-item>
              <text:p text:style-name="P28"><text:span text:style-name="T15">print(format('hello', '&lt;8s') + format(42, '.1f'))<text:tab/></text:span><text:span text:style-name="Answer">hello <text:s text:c="2"/>42.0 ← 3 spaces between</text:span><text:line-break/></text:p>
            </text:list-item>
            <text:list-item>
              <text:p text:style-name="P28"><text:span text:style-name="T15">print(format(0.90, '.2%'))<text:tab/><text:tab/><text:tab/><text:tab/></text:span><text:span text:style-name="Answer">90.00%</text:span><text:line-break/><text:line-break/></text:p>
            </text:list-item>
          </text:list>
        </text:list-item>
        <text:list-item>
          <text:p text:style-name="P26">In the <text:span text:style-name="T1">truth table</text:span> below, fill out all of the possible Boolean values for <text:span text:style-name="T1">p</text:span> and <text:span text:style-name="T1">q</text:span>, as well as the result of <text:s/><text:span text:style-name="T1">p or not <text:s/>q</text:span>. (2 points)<text:line-break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">p</text:p>
          </table:table-cell>
          <table:table-cell table:style-name="Table12.A1" office:value-type="string">
            <text:p text:style-name="P1">q</text:p>
          </table:table-cell>
          <table:table-cell table:style-name="Table12.C1" office:value-type="string">
            <text:p text:style-name="P1">p or not <text:s/>q</text:p>
          </table:table-cell>
        </table:table-row>
        <table:table-row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true">
            <text:p text:style-name="P1"><text:span text:style-name="Answer">TRUE</text:span></text:p>
          </table:table-cell>
        </table:table-row>
        <table:table-row table:style-name="Table12.3"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1"><text:span text:style-name="Answer">TRU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true">
            <text:p text:style-name="P1"><text:span text:style-name="Answer">TRUE</text:span></text:p>
          </table:table-cell>
          <table:table-cell table:style-name="Table12.C2" office:value-type="boolean" office:boolean-value="false">
            <text:p text:style-name="P1"><text:span text:style-name="Answer">FALSE</text:span></text:p>
          </table:table-cell>
        </table:table-row>
        <table:table-row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A2" office:value-type="boolean" office:boolean-value="false">
            <text:p text:style-name="P1"><text:span text:style-name="Answer">FALSE</text:span></text:p>
          </table:table-cell>
          <table:table-cell table:style-name="Table12.C2" office:value-type="boolean" office:boolean-value="true">
            <text:p text:style-name="P1"><text:span text:style-name="Answer">TRUE</text:span></text:p>
          </table:table-cell>
        </table:table-row>
      </table:table>
      <text:list xml:id="list1488011459" text:continue-numbering="true" text:style-name="L2">
        <text:list-header>
          <text:p text:style-name="P28"/>
          <text:p text:style-name="P27"/>
        </text:list-header>
        <text:list-item>
          <text:p text:style-name="P26"><text:span text:style-name="T18">Determining what the following program will print out based on the user input specified in the 1</text:span><text:span text:style-name="T5">st</text:span><text:span text:style-name="T18"> column of the table below. </text:span><text:span text:style-name="T19">Show your work for partial credit</text:span><text:span text:style-name="T18">. (4 points)<text:line-break/><text:line-break/></text:span><text:span text:style-name="T16">n = int(input('Gimmeh a number!\n&gt; '))</text:span></text:p>
          <text:p text:style-name="P30">if n == 1 or n == 2:</text:p>
          <text:p text:style-name="P30"><text:s text:c="4"/>print(n - 1)</text:p>
          <text:p text:style-name="P30">elif n &gt; 0:</text:p>
          <text:p text:style-name="P30"><text:s text:c="4"/>prev = 0</text:p>
          <text:p text:style-name="P30"><text:s text:c="4"/>cur = 1</text:p>
          <text:p text:style-name="P30"><text:s text:c="4"/>for i in range(0, n - 2):</text:p>
          <text:p text:style-name="P30"><text:s text:c="8"/>cur, prev = (prev + cur), cur</text:p>
          <text:p text:style-name="P30"><text:s text:c="4"/>print(cur)</text:p>
          <text:p text:style-name="P30">else:</text:p>
          <text:p text:style-name="P30"><text:s text:c="4"/>print('Invalid Input')<text:line-break/><text:line-break/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r Input</text:p>
          </table:table-cell>
          <table:table-cell table:style-name="Table5.B1" office:value-type="string">
            <text:p text:style-name="P1">Resulting Output to Screen</text:p>
          </table:table-cell>
        </table:table-row>
        <table:table-row>
          <table:table-cell table:style-name="Table5.A2" office:value-type="float" office:value="-2">
            <text:p text:style-name="P3">-2</text:p>
          </table:table-cell>
          <table:table-cell table:style-name="Table5.B2" office:value-type="string">
            <text:p text:style-name="P3"><text:span text:style-name="Answer">Invalid Input</text:span></text:p>
          </table:table-cell>
        </table:table-row>
        <table:table-row>
          <table:table-cell table:style-name="Table5.A2" office:value-type="float" office:value="5">
            <text:p text:style-name="P3">5</text:p>
          </table:table-cell>
          <table:table-cell table:style-name="Table5.B3" office:value-type="float" office:value="3">
            <text:p text:style-name="P3"><text:span text:style-name="Answer">3</text:span></text:p>
          </table:table-cell>
        </table:table-row>
        <table:table-row>
          <table:table-cell table:style-name="Table5.A2" office:value-type="float" office:value="1">
            <text:p text:style-name="P3">1</text:p>
          </table:table-cell>
          <table:table-cell table:style-name="Table5.B3" office:value-type="float" office:value="0">
            <text:p text:style-name="P3"><text:span text:style-name="Answer">0</text:span></text:p>
          </table:table-cell>
        </table:table-row>
      </table:table>
      <text:list xml:id="list988364116" text:continue-numbering="true" text:style-name="L2">
        <text:list-header>
          <text:p text:style-name="P27"><text:line-break/><text:line-break/></text:p>
        </text:list-header>
        <text:list-item>
          <text:p text:style-name="P26"><text:soft-page-break/><text:span text:style-name="T2">Convert the following numbers . Show work for partial credit. (2 points)<text:line-break/><text:line-break/></text:span><text:span text:style-name="T7">a) 10000100 is </text:span><text:span text:style-name="Answer">132</text:span><text:span text:style-name="T7"> in decimal.<text:tab/>b) 15 is </text:span><text:span text:style-name="Answer">00001111</text:span><text:span text:style-name="T7"> in binary.</text:span><text:line-break/><text:line-break/></text:p>
        </text:list-item>
        <text:list-item>
          <text:p text:style-name="P26"><text:span text:style-name="T2">Circle all of the </text:span><text:span text:style-name="T1">valid variable names</text:span><text:span text:style-name="T2"> (1 point): <text:s text:c="7"/></text:span><text:span text:style-name="T16">$foo <text:s text:c="7"/></text:span><text:span text:style-name="T17">Foo</text:span><text:span text:style-name="T16"> <text:s text:c="7"/></text:span><text:span text:style-name="T17">_foo</text:span><text:span text:style-name="T16"> <text:s text:c="7"/>2_foo <text:s text:c="7"/></text:span><text:span text:style-name="T17">foo2</text:span><text:span text:style-name="T16"><text:line-break/><text:line-break/></text:span></text:p>
          <text:p text:style-name="P26"/>
        </text:list-item>
        <text:list-item>
          <text:p text:style-name="P26">Name two data <text:span text:style-name="T1">types </text:span>in Python that <text:span text:style-name="T1">are not</text:span><text:span text:style-name="T2"> </text:span><text:span text:style-name="T14">numeric</text:span>, and give a <text:span text:style-name="T1">syntactically</text:span> <text:span text:style-name="T1">correct</text:span> <text:span text:style-name="T11">literal</text:span> example of each. (2 points)<text:line-break/></text:p>
          <text:list>
            <text:list-item>
              <text:list>
                <text:list-item>
                  <text:p text:style-name="P26">type: <text:span text:style-name="Answer">str, bool</text:span><text:tab/><text:tab/><text:tab/>example: '<text:span text:style-name="Answer">hello', True</text:span><text:line-break/></text:p>
                </text:list-item>
                <text:list-item>
                  <text:p text:style-name="P26"><text:span text:style-name="T3">type: </text:span><text:span text:style-name="Answer"><text:span text:style-name="T21">range</text:span></text:span><text:span text:style-name="T3"><text:tab/><text:tab/><text:tab/>example: </text:span><text:span text:style-name="Answer"><text:span text:style-name="T21">range(5)</text:span></text:span><text:span text:style-name="T2"><text:line-break/><text:line-break/></text:span></text:p>
                </text:list-item>
              </text:list>
            </text:list-item>
          </text:list>
        </text:list-item>
        <text:list-item>
          <text:p text:style-name="P26"><text:span text:style-name="T2">Write a program that computes that </text:span><text:span text:style-name="T1">asks</text:span><text:span text:style-name="T2"> the user for </text:span><text:span text:style-name="T1">two</text:span><text:span text:style-name="T2"> </text:span><text:span text:style-name="T1">numbers</text:span><text:span text:style-name="T2">. It will </text:span><text:span text:style-name="T1">compute</text:span><text:span text:style-name="T2"> the </text:span><text:span text:style-name="T1">greatest</text:span><text:span text:style-name="T2"> </text:span><text:span text:style-name="T1">common</text:span><text:span text:style-name="T2"> </text:span><text:span text:style-name="T1">factor</text:span><text:span text:style-name="T2"> that divides evenly into both numbers. (5 points)</text:span></text:p>
          <text:p text:style-name="P27"/>
          <text:list>
            <text:list-item>
              <text:p text:style-name="P26"><text:span text:style-name="T2">Ask for the first number ('</text:span><text:span text:style-name="T16">Enter num …</text:span><text:span text:style-name="T2">')</text:span></text:p>
            </text:list-item>
            <text:list-item>
              <text:p text:style-name="P26"><text:span text:style-name="T1">No validation is necessary</text:span><text:span text:style-name="T2"> – you can assume that the numbers coming in are whole numbers greater than 0</text:span></text:p>
            </text:list-item>
            <text:list-item>
              <text:p text:style-name="P26"><text:span text:style-name="T2">Print out the largest number that divides evenly into both numbers entered ('</text:span><text:span text:style-name="T16">The gcf that divides both &lt;num 1&gt; and &lt;num 2&gt; is &lt;greatest common factor&gt;</text:span><text:span text:style-name="T2">')</text:span></text:p>
            </text:list-item>
            <text:list-item>
              <text:p text:style-name="P27">Hint: one strategy might be to try all possible numbers (what are the boundaries... does it matter which factor is smaller?) to see which ones are divisors</text:p>
            </text:list-item>
            <text:list-item>
              <text:p text:style-name="P27">Hint: what operator would you use to determine if a number is a divisor (divides evenly)?</text:p>
            </text:list-item>
            <text:list-item>
              <text:p text:style-name="P27">Hint: your algorithm can be entirely inefficient (that is, you can try factors that you know won't work!)</text:p>
            </text:list-item>
            <text:list-item>
              <text:p text:style-name="P27">Example output below: <text:line-break/></text:p>
            </text:list-item>
          </text:list>
          <text:p text:style-name="P27"/>
          <text:p text:style-name="P29">Run 1:</text:p>
          <text:p text:style-name="P30">Enter num 1<text:line-break/>&gt; 17</text:p>
          <text:p text:style-name="P30">Enter num 2</text:p>
          <text:p text:style-name="P30">&gt; 4</text:p>
          <text:p text:style-name="P30">The gcf that divides both 17 and 4 is 1</text:p>
          <text:p text:style-name="P26"><text:span text:style-name="T2"><text:line-break/></text:span><text:span text:style-name="T9">Run 2:</text:span></text:p>
          <text:p text:style-name="P30">Enter num 1</text:p>
          <text:p text:style-name="P30">&gt; 30</text:p>
          <text:p text:style-name="P30">Enter num 2</text:p>
          <text:p text:style-name="P30">&gt; 36</text:p>
          <text:p text:style-name="P30">The gcf that divides both 30 and 36 is 6</text:p>
          <text:p text:style-name="P27"><text:line-break/><text:line-break/><text:span text:style-name="Answer"><text:line-break/></text:span><text:line-break/><text:span text:style-name="Answer">x = int(input('Enter num 1\n&gt; '))</text:span></text:p>
          <text:p text:style-name="P27"><text:span text:style-name="Answer">y = int(input('Enter num 2\n&gt; '))</text:span></text:p>
          <text:p text:style-name="P27"><text:span text:style-name="Answer">gcf = 1</text:span></text:p>
          <text:p text:style-name="P27"><text:span text:style-name="Answer">for factor in range(1, x + 1):</text:span></text:p>
          <text:p text:style-name="P27"><text:span text:style-name="Answer"><text:s text:c="4"/>if x % factor == 0 and y % factor == 0:</text:span></text:p>
          <text:p text:style-name="P27"><text:span text:style-name="Answer"><text:s text:c="8"/>gcf = factor</text:span></text:p>
          <text:p text:style-name="P27"><text:span text:style-name="Answer">print('The gcf that divides both', x, 'and', y, 'is', gcf)</text:span></text:p>
          <text:p text:style-name="P27"><text:span text:style-name="Answer"><text:line-break/># or count down and break</text:span></text:p>
          <text:p text:style-name="P27"><text:span text:style-name="Answer"># optionally check to see which one is smaller</text:span></text:p>
          <text:p text:style-name="P27"><text:span text:style-name="Answer"/></text:p>
          <text:p text:style-name="P27"><text:span text:style-name="Answer"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6"><text:soft-page-break/><text:span text:style-name="T2">Write a program that continually rolls 2 six-sided dice. Stop rolling dice once at least two “easy fours” (1 and 3) are rolled, and at </text:span><text:span text:style-name="T2">least one “hard four” (2 and 2) is rolled. (10 points)<text:line-break/></text:span></text:p>
          <text:list>
            <text:list-item>
              <text:p text:style-name="P26"><text:span text:style-name="T1">Continually</text:span><text:span text:style-name="T2"> roll two six-sided dice </text:span></text:p>
            </text:list-item>
            <text:list-item>
              <text:p text:style-name="P26"><text:span text:style-name="T2">Print out the dice roll: <text:s/>'</text:span><text:span text:style-name="T16">rolled &lt;roll1&gt; and &lt;roll2&gt;</text:span><text:span text:style-name="T2">'</text:span></text:p>
            </text:list-item>
            <text:list-item>
              <text:p text:style-name="P26"><text:span text:style-name="T2">If it's an easy four (one die is 1, and the other is 3), print out '</text:span><text:span text:style-name="T16">easy four</text:span><text:span text:style-name="T2">'</text:span></text:p>
            </text:list-item>
            <text:list-item>
              <text:p text:style-name="P26"><text:span text:style-name="T2">If it's a hard four (both dice are 2), print out '</text:span><text:span text:style-name="T16">hard four</text:span><text:span text:style-name="T2">'</text:span></text:p>
            </text:list-item>
            <text:list-item>
              <text:p text:style-name="P26"><text:span text:style-name="T2">If there are at least </text:span><text:span text:style-name="T1">2</text:span><text:span text:style-name="T2"> “</text:span><text:span text:style-name="T1">easy fours</text:span><text:span text:style-name="T2">” and </text:span><text:span text:style-name="T1">1 </text:span><text:span text:style-name="T2">“</text:span><text:span text:style-name="T1">hard four</text:span><text:span text:style-name="T2">” rolled, </text:span><text:span text:style-name="T1">stop rolling</text:span><text:span text:style-name="T2">!</text:span></text:p>
            </text:list-item>
            <text:list-item>
              <text:p text:style-name="P27">Print out the number of “easy fours”, “hard fours” and total number of rolls (see output below)</text:p>
            </text:list-item>
            <text:list-item>
              <text:p text:style-name="P27">Hint: notice that you can go over those limits if the other isn't reached</text:p>
            </text:list-item>
            <text:list-item>
              <text:p text:style-name="P27">Hint: pay close attention to the condition that keeps your loop going!</text:p>
            </text:list-item>
            <text:list-item>
              <text:p text:style-name="P27">Hint: an “easy four” can be 3, 1 … or 1, 3, while a “hard four” is always just 2, 2</text:p>
            </text:list-item>
            <text:list-item>
              <text:p text:style-name="P27">Example output below (extraneous output omitted, expanded to two columns to save space – output should be single column)</text:p>
              <text:p text:style-name="P27"/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76530085" text:continue-numbering="true" text:style-name="L2">
              <text:list-header>
                <text:p text:style-name="P30">rolled 5 and 4</text:p>
                <text:p text:style-name="P30">rolled 5 and 6</text:p>
                <text:p text:style-name="P30">rolled 3 and 1</text:p>
                <text:p text:style-name="P30">easy four</text:p>
                <text:p text:style-name="P30">rolled 5 and 6</text:p>
                <text:p text:style-name="P30">&lt;more dice rolls, output omitted&gt;</text:p>
                <text:p text:style-name="P30">rolled 3 and 1</text:p>
                <text:p text:style-name="P30">easy four</text:p>
                <text:p text:style-name="P30">rolled 3 and 4</text:p>
                <text:p text:style-name="P30">rolled 3 and 4</text:p>
                <text:p text:style-name="P30">rolled 3 and 5</text:p>
                <text:p text:style-name="P30">rolled 4 and 6</text:p>
              </text:list-header>
            </text:list>
          </table:table-cell>
          <table:table-cell table:style-name="Table9.A1" office:value-type="string">
            <text:list xml:id="list1472759707" text:continue-numbering="true" text:style-name="L2">
              <text:list-header>
                <text:p text:style-name="P30">&lt;continued from left side&gt;<text:line-break/>&lt;more dice rolls, output omitted&gt;</text:p>
                <text:p text:style-name="P30">rolled 1 and 3</text:p>
                <text:p text:style-name="P30">easy four</text:p>
                <text:p text:style-name="P30">rolled 1 and 4</text:p>
                <text:p text:style-name="P30">&lt;more dice rolls, output omitted&gt;</text:p>
                <text:p text:style-name="P30">rolled 2 and 2</text:p>
                <text:p text:style-name="P30">hard four</text:p>
                <text:p text:style-name="P30">=====</text:p>
                <text:p text:style-name="P30">easy fours: 3</text:p>
                <text:p text:style-name="P30">hard fours: 1<text:line-break/>total rolls: 44</text:p>
              </text:list-header>
            </text:list>
          </table:table-cell>
        </table:table-row>
      </table:table>
      <text:list xml:id="list202722245" text:continue-numbering="true" text:style-name="L2">
        <text:list-header>
          <text:p text:style-name="P27"/>
          <text:p text:style-name="P27"><text:line-break/><text:span text:style-name="Answer"><text:line-break/><text:line-break/>import random</text:span></text:p>
          <text:p text:style-name="P27"><text:span text:style-name="Answer">easy_min, hard_min = 2, 1</text:span></text:p>
          <text:p text:style-name="P27"><text:span text:style-name="Answer">easy_fours, hard_fours = 0, 0</text:span></text:p>
          <text:p text:style-name="P27"><text:span text:style-name="Answer">total = 0</text:span></text:p>
          <text:p text:style-name="P27"><text:span text:style-name="Answer">while easy_fours &lt; easy_min or hard_fours &lt; hard_min:</text:span></text:p>
          <text:p text:style-name="P27"><text:span text:style-name="Answer"><text:s text:c="4"/>d1, d2 = random.randint(1, 6), random.randint(1, 6)</text:span></text:p>
          <text:p text:style-name="P27"><text:span text:style-name="Answer"><text:s text:c="4"/>print('rolled ' + str(d1) + ' and ' + str(d2))</text:span></text:p>
          <text:p text:style-name="P27"><text:span text:style-name="Answer"><text:s text:c="4"/>if d1 == 1 and d2 == 3 or d1 == 3 and d2 == 1:</text:span></text:p>
          <text:p text:style-name="P27"><text:span text:style-name="Answer"><text:s text:c="8"/>easy_fours += 1</text:span></text:p>
          <text:p text:style-name="P27"><text:span text:style-name="Answer"><text:s text:c="8"/>print('easy four')</text:span></text:p>
          <text:p text:style-name="P27"><text:span text:style-name="Answer"><text:s text:c="4"/>elif d1 == 2 and d2 == 2:</text:span></text:p>
          <text:p text:style-name="P27"><text:span text:style-name="Answer"><text:s text:c="8"/>hard_fours += 1</text:span></text:p>
          <text:p text:style-name="P27"><text:span text:style-name="Answer"><text:s text:c="8"/>print('hard four')</text:span></text:p>
          <text:p text:style-name="P27"><text:span text:style-name="Answer"><text:s text:c="4"/>total += 1</text:span></text:p>
          <text:p text:style-name="P27"><text:span text:style-name="Answer">print('=====')</text:span></text:p>
          <text:p text:style-name="P27"><text:span text:style-name="Answer">print('easy fours: ' + str(easy_fours))</text:span></text:p>
          <text:p text:style-name="P27"><text:span text:style-name="Answer">print('hard fours: ' + str(hard_fours))</text:span></text:p>
          <text:p text:style-name="P27"><text:span text:style-name="Answer">print('total rolls: ' + str(total))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26"><text:soft-page-break/><text:span text:style-name="T2">You're writing an essay, and you'd like to avoid using short words (so you can sound super smart!). You decide to write a program to help you out. The program will </text:span><text:span text:style-name="T1">ask</text:span><text:span text:style-name="T2"> you </text:span><text:span text:style-name="T1">for</text:span><text:span text:style-name="T2"> </text:span><text:span text:style-name="T1">words</text:span><text:span text:style-name="T2">,</text:span><text:span text:style-name="T1"> </text:span><text:span text:style-name="T2">one-at-a-time</text:span><text:span text:style-name="T1">,</text:span><text:span text:style-name="T2"> to create an essay </text:span><text:span text:style-name="T1">until</text:span><text:span text:style-name="T2"> the total number of characters (including spaces) of all words entered reach a specified threshold (that is, the </text:span><text:span text:style-name="T1">length</text:span><text:span text:style-name="T2"> of your </text:span><text:span text:style-name="T1">essay</text:span><text:span text:style-name="T2"> is </text:span><text:span text:style-name="T1">greater</text:span><text:span text:style-name="T2"> than the </text:span><text:span text:style-name="T1">threshold</text:span><text:span text:style-name="T2">). However, your program will </text:span><text:span text:style-name="T1">reject words</text:span><text:span text:style-name="T2"> that are </text:span><text:span text:style-name="T1">3 letters or less</text:span><text:span text:style-name="T2">. (5 points)<text:line-break/></text:span></text:p>
          <text:list>
            <text:list-item>
              <text:p text:style-name="P27">Ask the user how many characters they want the essay to be...</text:p>
            </text:list-item>
            <text:list-item>
              <text:p text:style-name="P26"><text:span text:style-name="T2">Continually ask the user for a word until that number of characters is equalled or exceeded: '</text:span><text:span text:style-name="T16">Give me word &lt;word #&gt;</text:span><text:span text:style-name="T2">'</text:span></text:p>
            </text:list-item>
            <text:list-item>
              <text:p text:style-name="P27">When a user enters a word, only add it to the essay if it's more than 3 characters </text:p>
            </text:list-item>
            <text:list-item>
              <text:p text:style-name="P26"><text:span text:style-name="T2">If it's not more than 3 characters, say '</text:span><text:span text:style-name="T16">Oops, that word isn't long enough!</text:span><text:span text:style-name="T2">', don't add the word to the essay, and keep going (the word number should not have increased)</text:span></text:p>
            </text:list-item>
            <text:list-item>
              <text:p text:style-name="P27">Add a space after every word (the spaces are included in the calculations for the total number of characters in the essay); it's ok if there's a space at the end of the essay</text:p>
            </text:list-item>
            <text:list-item>
              <text:p text:style-name="P27">Print out the essay once the number of characters is equalled or exceeded</text:p>
            </text:list-item>
            <text:list-item>
              <text:p text:style-name="P27">Example output below:<text:line-break/></text:p>
            </text:list-item>
          </text:list>
          <text:p text:style-name="P30">How many characters do you want?<text:line-break/>&gt;10</text:p>
          <text:p text:style-name="P30">Give me word 1</text:p>
          <text:p text:style-name="P30">&gt;Hey</text:p>
          <text:p text:style-name="P30">Oops, that word isn't long enough!</text:p>
          <text:p text:style-name="P30">Give me word 1</text:p>
          <text:p text:style-name="P30">&gt;Hello</text:p>
          <text:p text:style-name="P30">Give me word 2</text:p>
          <text:p text:style-name="P30">&gt;There</text:p>
          <text:p text:style-name="P30">Hello There<text:line-break/><text:line-break/><text:span text:style-name="Answer"><text:line-break/></text:span><text:line-break/><text:span text:style-name="Answer">max_chars = int(input('How many characters do you want?\n&gt;'))</text:span></text:p>
          <text:p text:style-name="P30"><text:span text:style-name="Answer">sentence = ''</text:span></text:p>
          <text:p text:style-name="P30"><text:span text:style-name="Answer">count = 1</text:span></text:p>
          <text:p text:style-name="P30"><text:span text:style-name="Answer">while len(sentence) &lt;= max_chars:</text:span></text:p>
          <text:p text:style-name="P30"><text:span text:style-name="Answer"><text:s text:c="4"/>word = input('Give me word ' + str(count) + '\n&gt;') </text:span></text:p>
          <text:p text:style-name="P30"><text:span text:style-name="Answer"><text:s text:c="4"/>if len(word) &gt;= 4:</text:span></text:p>
          <text:p text:style-name="P30"><text:span text:style-name="Answer"><text:s text:c="8"/>sentence += word + ' '</text:span></text:p>
          <text:p text:style-name="P30"><text:span text:style-name="Answer"><text:s text:c="8"/>count += 1</text:span></text:p>
          <text:p text:style-name="P30"><text:span text:style-name="Answer"><text:s text:c="4"/>else:</text:span></text:p>
          <text:p text:style-name="P30"><text:span text:style-name="Answer"><text:s text:c="8"/>print('Oops, that word isn\'t long enough!')</text:span></text:p>
          <text:p text:style-name="P30"><text:span text:style-name="Answer">print(sentenc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3" svg:font-family="Courier" style:font-family-generic="modern" style:font-pitch="variable"/>
    <style:font-face style:name="Courier2" svg:font-family="Courier" style:font-adornments="Bold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heads_20_2" draw:display-name="Arrowheads 2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fo:padding="0in" fo:border="none" style:shadow="none"/>
      <style:text-properties style:font-name="Courier1" fo:font-size="8pt" style:font-name-asian="Courier New" style:font-size-asian="10pt" style:font-name-complex="Courier New" style:font-size-complex="10pt"/>
    </style:style>
    <style:style style:name="answer" style:family="paragraph" style:parent-style-name="Standard" style:class="text">
      <style:text-properties fo:color="#009900" style:font-name="Courier2" fo:font-size="8pt" fo:font-weight="bold" style:font-size-asian="8pt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579d1c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0-28T10:29:49</dc:date>
    <dc:creator>Joe Versoza</dc:creator>
    <meta:editing-duration>P31DT22H1M41S</meta:editing-duration>
    <meta:editing-cycles>303</meta:editing-cycles>
    <meta:generator>OpenOffice/4.1.1$Unix OpenOffice.org_project/411m6$Build-9775</meta:generator>
    <meta:printed-by>Joseph Versoza</meta:printed-by>
    <meta:print-date>2014-10-07T17:56:43</meta:print-date>
    <meta:document-statistic meta:table-count="10" meta:image-count="0" meta:object-count="0" meta:page-count="7" meta:paragraph-count="248" meta:word-count="1982" meta:character-count="10868"/>
  </office:meta>
</office:document-meta>
</file>